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L Gothic1" svg:font-family="'VL Gothic'" style:font-adornments="regular" style:font-family-generic="swiss"/>
    <style:font-face style:name="Cantarell" svg:font-family="Cantarell" style:font-pitch="variable"/>
    <style:font-face style:name="Mingzat" svg:font-family="Mingzat" style:font-pitch="variable"/>
    <style:font-face style:name="DejaVu Serif" svg:font-family="'DejaVu Serif'" style:font-family-generic="roman" style:font-pitch="variable"/>
    <style:font-face style:name="DejaVu Serif Condensed" svg:font-family="'DejaVu Serif Condensed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topia" svg:font-family="Utopia" style:font-family-generic="roman" style:font-pitch="variable"/>
    <style:font-face style:name="Liberation Sans1" svg:font-family="'Liberation Sans'" style:font-family-generic="swiss" style:font-pitch="variable"/>
    <style:font-face style:name="VL Gothic" svg:font-family="'VL Gothi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fo:min-height="3.15cm"/>
    </style:style>
    <style:style style:name="gr7" style:family="graphic" style:parent-style-name="standard">
      <style:graphic-properties draw:stroke="none" svg:stroke-color="#000000" draw:fill="none" draw:fill-color="#ffffff" fo:min-height="2.95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02cm" fo:min-width="0cm"/>
    </style:style>
    <style:style style:name="P1" style:family="paragraph">
      <style:paragraph-properties fo:text-align="center"/>
    </style:style>
    <style:style style:name="P2" style:family="paragraph">
      <style:text-properties style:font-name="VL Gothic" fo:font-size="54pt" fo:font-style="italic" style:font-size-asian="54pt" style:font-style-asian="italic" style:font-size-complex="54pt" style:font-style-complex="italic"/>
    </style:style>
    <style:style style:name="P3" style:family="paragraph">
      <style:text-properties fo:font-size="54pt" style:font-size-asian="54pt" style:font-size-complex="54pt"/>
    </style:style>
    <style:style style:name="T1" style:family="text">
      <style:text-properties style:font-name="VL Gothic" fo:font-size="54pt" fo:font-style="italic" style:font-size-asian="54pt" style:font-style-asian="italic" style:font-size-complex="54pt" style:font-style-complex="italic"/>
    </style:style>
    <style:style style:name="T2" style:family="text">
      <style:text-properties style:font-name="VL Gothic1" fo:font-size="54pt" fo:font-style="italic" style:font-name-asian="VL Gothic1" style:font-size-asian="54pt" style:font-style-asian="italic" style:font-name-complex="VL Gothic1" style:font-size-complex="54pt" style:font-style-complex="italic"/>
    </style:style>
    <style:style style:name="T3" style:family="text">
      <style:text-properties style:font-name="VL Gothic" fo:font-size="54pt" fo:font-style="italic" style:font-name-asian="VL Gothic1" style:font-size-asian="54pt" style:font-style-asian="italic" style:font-name-complex="VL Gothic1" style:font-size-complex="54pt" style:font-style-complex="italic"/>
    </style:style>
    <style:style style:name="T4" style:family="text">
      <style:text-properties style:text-position="sub 58%" style:font-name="VL Gothic" fo:font-size="54pt" fo:font-style="italic" style:font-name-asian="VL Gothic1" style:font-size-asian="54pt" style:font-style-asian="italic" style:font-name-complex="VL Gothic1" style:font-size-complex="54pt" style:font-style-complex="italic"/>
    </style:style>
    <style:style style:name="T5" style:family="text">
      <style:text-properties style:text-position="0% 100%" style:font-name="VL Gothic" fo:font-size="54pt" fo:font-style="italic" style:font-name-asian="VL Gothic1" style:font-size-asian="54pt" style:font-style-asian="italic" style:font-name-complex="VL Gothic1" style:font-size-complex="54pt" style:font-style-complex="italic"/>
    </style:style>
    <style:style style:name="T6" style:family="text">
      <style:text-properties style:font-name="VL Gothic1" fo:font-size="36pt" fo:font-style="italic" style:font-name-asian="VL Gothic1" style:font-size-asian="36pt" style:font-style-asian="italic" style:font-name-complex="VL Gothic1" style:font-size-complex="36pt" style:font-style-complex="italic"/>
    </style:style>
    <style:style style:name="T7" style:family="text">
      <style:text-properties style:font-name="VL Gothic1" fo:font-size="36pt" fo:font-style="italic" fo:text-shadow="1pt 1pt" fo:font-weight="bold" style:font-name-asian="VL Gothic1" style:font-size-asian="36pt" style:font-style-asian="italic" style:font-weight-asian="bold" style:font-name-complex="VL Gothic1" style:font-size-complex="36pt" style:font-style-complex="italic" style:font-weight-complex="bold"/>
    </style:style>
    <style:style style:name="T8" style:family="text">
      <style:text-properties style:font-name="VL Gothic" fo:font-size="36pt" fo:font-style="italic" fo:text-shadow="1pt 1pt" fo:font-weight="bold" style:font-name-asian="VL Gothic1" style:font-size-asian="36pt" style:font-style-asian="italic" style:font-weight-asian="bold" style:font-name-complex="VL Gothic1" style:font-size-complex="36pt" style:font-style-complex="italic" style:font-weight-complex="bold"/>
    </style:style>
    <style:style style:name="T9" style:family="text">
      <style:text-properties style:text-position="sub 58%" style:font-name="VL Gothic" fo:font-size="36pt" fo:font-style="italic" fo:text-shadow="1pt 1pt" fo:font-weight="bold" style:font-name-asian="VL Gothic1" style:font-size-asian="36pt" style:font-style-asian="italic" style:font-weight-asian="bold" style:font-name-complex="VL Gothic1" style:font-size-complex="36pt" style:font-style-complex="italic" style:font-weight-complex="bold"/>
    </style:style>
    <style:style style:name="T10" style:family="text">
      <style:text-properties style:text-position="0% 100%" style:font-name="VL Gothic" fo:font-size="36pt" fo:font-style="italic" fo:text-shadow="1pt 1pt" fo:font-weight="bold" style:font-name-asian="VL Gothic1" style:font-size-asian="36pt" style:font-style-asian="italic" style:font-weight-asian="bold" style:font-name-complex="VL Gothic1" style:font-size-complex="36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custom-shape draw:style-name="gr1" draw:text-style-name="P1" draw:layer="layout" svg:width="19cm" svg:height="25.6cm" svg:x="1cm" svg:y="3.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cm" svg:y1="6.2cm" svg:x2="20cm" svg:y2="6.2cm">
          <text:p/>
        </draw:line>
        <draw:custom-shape draw:style-name="gr3" draw:text-style-name="P1" draw:layer="layout" svg:width="15.1cm" svg:height="18.6cm" svg:x="4.9cm" svg:y="10.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9cm" svg:y1="19.6cm" svg:x2="20cm" svg:y2="19.6cm">
          <text:p/>
        </draw:line>
        <draw:frame draw:style-name="gr4" draw:text-style-name="P2" draw:layer="layout" svg:width="19cm" svg:height="2.8cm" svg:x="1cm" svg:y="3.3cm">
          <draw:text-box>
            <text:p text:style-name="P2"><text:span text:style-name="T1">l:= true</text:span><text:span text:style-name="T1"><text:tab/></text:span><text:span text:style-name="T1"> <text:s text:c="2"/>i:= j+1</text:span></text:p>
          </draw:text-box>
        </draw:frame>
        <draw:frame draw:style-name="gr5" draw:text-style-name="P2" draw:layer="layout" svg:width="13.7cm" svg:height="2.668cm" svg:x="5.1cm" svg:y="6.832cm">
          <draw:text-box>
            <text:p text:style-name="P3"><text:span text:style-name="T1">¬l ^ i &lt; n</text:span></text:p>
          </draw:text-box>
        </draw:frame>
        <draw:frame draw:style-name="gr6" draw:text-style-name="P2" draw:layer="layout" svg:width="10.7cm" svg:height="3.4cm" svg:x="7.3cm" svg:y="13.2cm">
          <draw:text-box>
            <text:p text:style-name="P3"><text:span text:style-name="T1">l:= </text:span><text:span text:style-name="T2">γ</text:span><text:span text:style-name="T3">(a</text:span><text:span text:style-name="T4">ij</text:span><text:span text:style-name="T5">)</text:span></text:p>
          </draw:text-box>
        </draw:frame>
        <draw:frame draw:style-name="gr7" draw:text-style-name="P2" draw:layer="layout" svg:width="9.1cm" svg:height="3.2cm" svg:x="7.5cm" svg:y="23.3cm">
          <draw:text-box>
            <text:p text:style-name="P2"><text:span text:style-name="T1">i:= i+1</text:span></text:p>
          </draw:text-box>
        </draw:frame>
        <draw:custom-shape draw:style-name="gr8" draw:text-style-name="P1" draw:layer="layout" svg:width="6.3cm" svg:height="2cm" svg:x="7cm" svg:y="1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5.328cm" svg:height="2.252cm" svg:x="6.8cm" svg:y="0.948cm">
          <draw:text-box>
            <text:p text:style-name="P3"><text:span text:style-name="T6"><text:s text:c="2"/></text:span><text:span text:style-name="T7">β</text:span><text:span text:style-name="T8">(a</text:span><text:span text:style-name="T9">ij</text:span><text:span text:style-name="T10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VL Gothic1" svg:font-family="'VL Gothic'" style:font-adornments="regular" style:font-family-generic="swiss"/>
    <style:font-face style:name="Cantarell" svg:font-family="Cantarell" style:font-pitch="variable"/>
    <style:font-face style:name="Mingzat" svg:font-family="Mingzat" style:font-pitch="variable"/>
    <style:font-face style:name="DejaVu Serif" svg:font-family="'DejaVu Serif'" style:font-family-generic="roman" style:font-pitch="variable"/>
    <style:font-face style:name="DejaVu Serif Condensed" svg:font-family="'DejaVu Serif Condensed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topia" svg:font-family="Utopia" style:font-family-generic="roman" style:font-pitch="variable"/>
    <style:font-face style:name="Liberation Sans1" svg:font-family="'Liberation Sans'" style:font-family-generic="swiss" style:font-pitch="variable"/>
    <style:font-face style:name="VL Gothic" svg:font-family="'VL Gothi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WenQuanYi Zen Hei Sharp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01T20:12:21.709449833</meta:creation-date>
    <dc:date>2013-11-01T20:38:33.476212240</dc:date>
    <meta:editing-duration>PT10M56S</meta:editing-duration>
    <meta:editing-cycles>2</meta:editing-cycles>
    <meta:generator>LibreOffice/4.1.2.3$Linux_X86_64 LibreOffice_project/410$Build-3</meta:generator>
    <meta:document-statistic meta:object-count="10"/>
  </office:meta>
</office:document-meta>
</file>